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P137" style:parent-style-name="Normal1" style:family="paragraph">
      <style:paragraph-properties fo:text-align="justify" fo:margin-bottom="0.0833in"/>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justify"/>
    </style:style>
    <style:style style:name="T14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P15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6" style:parent-style-name="Normal"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0" style:parent-style-name="Normal" style:family="paragraph">
      <style:paragraph-properties style:text-autospace="none" fo:margin-bottom="0in"/>
      <style:text-properties fo:hyphenate="true"/>
    </style:style>
    <style:style style:name="T161" style:parent-style-name="DefaultParagraphFont" style:family="text">
      <style:text-properties style:font-name="Verdana" style:font-name-complex="Verdana" fo:color="#AA0D91" style:letter-kerning="false" fo:language="en" fo:country="GB"/>
    </style:style>
    <style:style style:name="T16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63" style:parent-style-name="Normal" style:family="paragraph">
      <style:paragraph-properties style:text-autospace="none" fo:margin-bottom="0in"/>
      <style:text-properties fo:hyphenate="true"/>
    </style:style>
    <style:style style:name="T16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5" style:parent-style-name="DefaultParagraphFont" style:family="text">
      <style:text-properties style:font-name="Verdana" style:font-name-complex="Verdana" fo:color="#AA0D91" style:letter-kerning="false" fo:language="en" fo:country="GB"/>
    </style:style>
    <style:style style:name="T16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7" style:parent-style-name="DefaultParagraphFont" style:family="text">
      <style:text-properties style:font-name="Verdana" style:font-name-complex="Verdana" fo:color="#000000" style:letter-kerning="false" fo:language="en" fo:country="GB"/>
    </style:style>
    <style:style style:name="T16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9" style:parent-style-name="DefaultParagraphFont" style:family="text">
      <style:text-properties style:font-name="Verdana" style:font-name-complex="Verdana" fo:color="#000000" style:letter-kerning="false" fo:language="en" fo:country="GB"/>
    </style:style>
    <style:style style:name="T170" style:parent-style-name="DefaultParagraphFont" style:family="text">
      <style:text-properties style:font-name="Verdana" style:font-name-complex="Verdana" fo:color="#3F6E74" style:letter-kerning="false" fo:language="en" fo:country="GB"/>
    </style:style>
    <style:style style:name="T171" style:parent-style-name="DefaultParagraphFont" style:family="text">
      <style:text-properties style:font-name="Verdana" style:font-name-complex="Verdana" fo:color="#000000" style:letter-kerning="false" fo:language="en" fo:country="GB"/>
    </style:style>
    <style:style style:name="P172" style:parent-style-name="Normal" style:family="paragraph">
      <style:paragraph-properties style:text-autospace="none" fo:margin-bottom="0in"/>
      <style:text-properties fo:hyphenate="true"/>
    </style:style>
    <style:style style:name="T173" style:parent-style-name="DefaultParagraphFont" style:family="text">
      <style:text-properties style:font-name="Verdana" style:font-name-complex="Verdana" fo:color="#000000" style:letter-kerning="false" fo:language="en" fo:country="GB"/>
    </style:style>
    <style:style style:name="T174" style:parent-style-name="DefaultParagraphFont" style:family="text">
      <style:text-properties style:font-name="Verdana" style:font-name-complex="Verdana" fo:color="#000000" style:letter-kerning="false" fo:language="en" fo:country="GB"/>
    </style:style>
    <style:style style:name="T175" style:parent-style-name="DefaultParagraphFont" style:family="text">
      <style:text-properties style:font-name="Verdana" style:font-name-complex="Verdana" fo:color="#000000" style:letter-kerning="false" fo:language="en" fo:country="GB"/>
    </style:style>
    <style:style style:name="T176" style:parent-style-name="DefaultParagraphFont" style:family="text">
      <style:text-properties style:font-name="Verdana" style:font-name-complex="Verdana" fo:color="#1C00CF" style:letter-kerning="false" fo:language="en" fo:country="GB"/>
    </style:style>
    <style:style style:name="T177" style:parent-style-name="DefaultParagraphFont" style:family="text">
      <style:text-properties style:font-name="Verdana" style:font-name-complex="Verdana" fo:color="#AA0D91" style:letter-kerning="false" fo:language="en" fo:country="GB"/>
    </style:style>
    <style:style style:name="T178" style:parent-style-name="DefaultParagraphFont" style:family="text">
      <style:text-properties style:font-name="Verdana" style:font-name-complex="Verdana" fo:color="#000000" style:letter-kerning="false" fo:language="en" fo:country="GB"/>
    </style:style>
    <style:style style:name="P17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0" style:parent-style-name="Normal" style:family="paragraph">
      <style:paragraph-properties fo:text-align="justify"/>
      <style:text-properties fo:language="en" fo:country="GB"/>
    </style:style>
    <style:style style:name="P181" style:parent-style-name="Normal" style:family="paragraph">
      <style:paragraph-properties fo:text-align="justify"/>
    </style:style>
    <style:style style:name="T18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2" style:parent-style-name="Normal" style:family="paragraph">
      <style:paragraph-properties fo:text-align="justify"/>
    </style:style>
    <style:style style:name="T19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9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style:text-autospace="none" fo:margin-bottom="0in"/>
      <style:text-properties fo:hyphenate="true"/>
    </style:style>
    <style:style style:name="T197" style:parent-style-name="DefaultParagraphFont" style:family="text">
      <style:text-properties style:font-name="Verdana" style:font-name-complex="Verdana" fo:color="#AA0D91" style:letter-kerning="false" fo:language="en" fo:country="GB"/>
    </style:style>
    <style:style style:name="T19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99" style:parent-style-name="Normal" style:family="paragraph">
      <style:paragraph-properties style:text-autospace="none" fo:margin-bottom="0in"/>
      <style:text-properties fo:hyphenate="true"/>
    </style:style>
    <style:style style:name="T200" style:parent-style-name="DefaultParagraphFont" style:family="text">
      <style:text-properties style:font-name="Verdana" style:font-name-complex="Verdana" fo:color="#AA0D91" style:letter-kerning="false" fo:language="en" fo:country="GB"/>
    </style:style>
    <style:style style:name="T201" style:parent-style-name="DefaultParagraphFont" style:family="text">
      <style:text-properties style:font-name="Verdana" style:font-name-complex="Verdana" fo:color="#000000" style:letter-kerning="false" fo:language="en" fo:country="GB"/>
    </style:style>
    <style:style style:name="T20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03" style:parent-style-name="DefaultParagraphFont" style:family="text">
      <style:text-properties style:font-name="Verdana" style:font-name-complex="Verdana" fo:color="#1C00CF" style:letter-kerning="false" fo:language="en" fo:country="GB"/>
    </style:style>
    <style:style style:name="T204" style:parent-style-name="DefaultParagraphFont" style:family="text">
      <style:text-properties style:font-name="Verdana" style:font-name-complex="Verdana" fo:color="#000000" style:letter-kerning="false" fo:language="en" fo:country="GB"/>
    </style:style>
    <style:style style:name="T205" style:parent-style-name="DefaultParagraphFont" style:family="text">
      <style:text-properties style:font-name="Verdana" style:font-name-complex="Verdana" fo:color="#1C00CF" style:letter-kerning="false" fo:language="en" fo:country="GB"/>
    </style:style>
    <style:style style:name="T20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07" style:parent-style-name="DefaultParagraphFont" style:family="text">
      <style:text-properties style:font-name="Verdana" style:font-name-complex="Verdana" fo:color="#000000" style:letter-kerning="false" fo:language="en" fo:country="GB"/>
    </style:style>
    <style:style style:name="P208"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09" style:parent-style-name="Normal" style:family="paragraph">
      <style:paragraph-properties style:text-autospace="none" fo:margin-bottom="0in"/>
      <style:text-properties fo:hyphenate="true"/>
    </style:style>
    <style:style style:name="T210"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2" style:parent-style-name="Normal" style:family="paragraph">
      <style:paragraph-properties fo:text-align="justify"/>
      <style:text-properties fo:language="en" fo:country="GB"/>
    </style:style>
    <style:style style:name="P21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14" style:parent-style-name="Normal1" style:family="paragraph">
      <style:paragraph-properties fo:text-align="center"/>
    </style:style>
    <style:style style:name="T21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6" style:parent-style-name="Normal" style:family="paragraph">
      <style:text-properties style:font-name="Liberation Serif" style:font-name-complex="Liberation Serif" fo:font-size="12pt" style:font-size-asian="12pt" style:font-size-complex="12pt" fo:language="en" fo:country="GB"/>
    </style:style>
    <style:style style:name="P217" style:parent-style-name="Normal" style:family="paragraph">
      <style:text-properties style:font-name="Liberation Serif" style:font-name-complex="Liberation Serif" fo:font-size="12pt" style:font-size-asian="12pt" style:font-size-complex="12pt" fo:language="en" fo:country="GB"/>
    </style:style>
    <style:style style:name="P218" style:parent-style-name="Normal" style:family="paragraph">
      <style:text-properties style:font-name="Liberation Serif" style:font-name-complex="Liberation Serif" fo:font-size="12pt" style:font-size-asian="12pt" style:font-size-complex="12pt" fo:language="en" fo:country="GB"/>
    </style:style>
    <style:style style:name="P219" style:parent-style-name="Normal" style:family="paragraph">
      <style:text-properties style:font-name="Liberation Serif" style:font-name-complex="Liberation Serif" fo:font-size="12pt" style:font-size-asian="12pt" style:font-size-complex="12pt" fo:language="en" fo:country="GB"/>
    </style:style>
    <style:style style:name="P220" style:parent-style-name="Normal" style:family="paragraph">
      <style:text-properties style:font-name="Liberation Serif" style:font-name-complex="Liberation Serif" fo:font-size="12pt" style:font-size-asian="12pt" style:font-size-complex="12pt" fo:language="en" fo:country="GB"/>
    </style:style>
    <style:style style:name="P221" style:parent-style-name="Normal" style:family="paragraph">
      <style:text-properties style:font-name="Liberation Serif" style:font-name-complex="Liberation Serif" fo:font-size="12pt" style:font-size-asian="12pt" style:font-size-complex="12pt" fo:language="en" fo:country="GB"/>
    </style:style>
    <style:style style:name="P222" style:parent-style-name="Normal" style:family="paragraph">
      <style:text-properties style:font-name="Liberation Serif" style:font-name-complex="Liberation Serif" fo:font-size="12pt" style:font-size-asian="12pt" style:font-size-complex="12pt" fo:language="en" fo:country="GB"/>
    </style:style>
    <style:style style:name="P223" style:parent-style-name="Normal" style:family="paragraph">
      <style:text-properties style:font-name="Liberation Serif" style:font-name-complex="Liberation Serif" fo:font-size="12pt" style:font-size-asian="12pt" style:font-size-complex="12pt" fo:language="en" fo:country="GB"/>
    </style:style>
    <style:style style:name="P224" style:parent-style-name="Normal" style:family="paragraph">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T231"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32" style:parent-style-name="Normal1" style:family="paragraph">
      <style:paragraph-properties fo:text-align="justify"/>
    </style:style>
    <style:style style:name="T2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T235" style:parent-style-name="Hyperlink"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3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3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40" style:parent-style-name="Normal" style:family="paragraph">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41" style:parent-style-name="Normal" style:family="paragraph">
      <style:text-properties fo:language="en" fo:country="GB"/>
    </style:style>
    <style:style style:name="T242"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43"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44" style:parent-style-name="DefaultParagraphFont" style:family="text">
      <style:text-properties style:font-name="Liberation Serif" style:font-name-complex="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4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4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4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T25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3"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54" style:parent-style-name="Normal" style:family="paragraph">
      <style:text-properties style:font-name="Liberation Serif" style:font-name-complex="Liberation Serif" fo:font-size="12pt" style:font-size-asian="12pt" style:font-size-complex="12pt" fo:language="en" fo:country="GB"/>
    </style:style>
    <style:style style:name="P255" style:parent-style-name="Normal" style:family="paragraph">
      <style:paragraph-properties fo:text-align="justify"/>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P25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style>
    <style:style style:name="T26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3" style:parent-style-name="DefaultParagraphFont" style:family="text">
      <style:text-properties style:font-name="Liberation Serif" style:font-name-complex="Liberation Serif" fo:language="en" fo:country="GB"/>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6" style:parent-style-name="Normal1" style:family="paragraph">
      <style:paragraph-properties fo:text-align="justify"/>
    </style:style>
    <style:style style:name="T267"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6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72"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73" style:parent-style-name="Normal" style:family="paragraph">
      <style:paragraph-properties fo:text-align="justify"/>
    </style:style>
    <style:style style:name="T27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T27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7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 style:family="paragraph">
      <style:text-properties style:font-name="Liberation Serif" style:font-name-complex="Liberation Serif" fo:font-size="12pt" style:font-size-asian="12pt" style:font-size-complex="12pt" fo:language="en" fo:country="GB"/>
    </style:style>
    <style:style style:name="P279" style:parent-style-name="Normal" style:family="paragraph">
      <style:text-properties style:font-name="Liberation Serif" style:font-name-complex="Liberation Serif" fo:font-size="12pt" style:font-size-asian="12pt" style:font-size-complex="12pt" fo:language="en" fo:country="GB"/>
    </style:style>
    <style:style style:name="P280"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3" style:parent-style-name="Normal1" style:family="paragraph">
      <style:paragraph-properties fo:text-align="center"/>
    </style:style>
    <style:style style:name="T28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85" style:parent-style-name="Normal1" style:family="paragraph">
      <style:paragraph-properties fo:text-align="justify" fo:margin-bottom="0in"/>
    </style:style>
    <style:style style:name="T286" style:parent-style-name="DefaultParagraphFont" style:family="text">
      <style:text-properties style:font-name="Liberation Serif" style:font-name-complex="Liberation Serif" fo:font-size="12pt" style:font-size-asian="12pt" style:font-size-complex="12pt" fo:language="en" fo:country="GB"/>
    </style:style>
    <style:style style:name="P287" style:parent-style-name="Normal" style:family="paragraph">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89"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90"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91" style:parent-style-name="Normal1" style:family="paragraph">
      <style:paragraph-properties fo:text-align="justify" fo:margin-bottom="0in"/>
    </style:style>
    <style:style style:name="T292" style:parent-style-name="DefaultParagraphFont" style:family="text">
      <style:text-properties style:font-name="Liberation Serif" style:font-name-complex="Liberation Serif" fo:font-size="10pt" style:font-size-asian="10pt" style:font-size-complex="10pt" fo:language="en" fo:country="GB"/>
    </style:style>
    <style:style style:name="T293" style:parent-style-name="Hyperlink" style:family="text">
      <style:text-properties style:font-name="Liberation Serif" style:font-name-complex="Liberation Serif" fo:font-size="10pt" style:font-size-asian="10pt" style:font-size-complex="10pt" fo:language="en" fo:country="GB"/>
    </style:style>
    <style:style style:name="T294" style:parent-style-name="DefaultParagraphFont" style:family="text">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96" style:parent-style-name="BodyText" style:family="paragraph">
      <style:paragraph-properties fo:text-align="justify" fo:margin-bottom="0in" fo:line-height="100%"/>
    </style:style>
    <style:style style:name="T2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98" style:parent-style-name="BodyText" style:family="paragraph">
      <style:paragraph-properties fo:text-align="justify" fo:margin-bottom="0in" fo:line-height="100%"/>
    </style:style>
    <style:style style:name="T299" style:parent-style-name="DefaultParagraphFont" style:family="text">
      <style:text-properties style:font-name="Liberation Serif" style:font-name-complex="Liberation Serif" fo:font-size="12pt" style:font-size-asian="12pt" style:font-size-complex="12pt" fo:language="en" fo:country="GB"/>
    </style:style>
    <style:style style:name="P300" style:parent-style-name="BodyText" style:family="paragraph">
      <style:paragraph-properties fo:text-align="justify" fo:margin-bottom="0in" fo:line-height="100%"/>
    </style:style>
    <style:style style:name="T301" style:parent-style-name="DefaultParagraphFont" style:family="text">
      <style:text-properties style:font-name="Liberation Serif" style:font-name-complex="Liberation Serif" fo:font-size="10pt" style:font-size-asian="10pt" style:font-size-complex="10pt" fo:language="en" fo:country="GB"/>
    </style:style>
    <style:style style:name="T302" style:parent-style-name="Hyperlink" style:family="text">
      <style:text-properties style:font-name="Liberation Serif" style:font-name-complex="Liberation Serif" fo:font-size="10pt" style:font-size-asian="10pt" style:font-size-complex="10pt" fo:language="en" fo:country="GB"/>
    </style:style>
    <style:style style:name="T303" style:parent-style-name="DefaultParagraphFont" style:family="text">
      <style:text-properties style:font-name="Liberation Serif" style:font-name-complex="Liberation Serif" fo:font-size="10pt" style:font-size-asian="10pt" style:font-size-complex="10pt" fo:language="en" fo:country="GB"/>
    </style:style>
    <style:style style:name="P304"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5" style:parent-style-name="Normal" style:family="paragraph">
      <style:text-properties style:font-name="Liberation Serif" style:font-name-complex="Liberation Serif" fo:font-size="12pt" style:font-size-asian="12pt" style:font-size-complex="12pt" fo:language="en" fo:country="GB"/>
    </style:style>
    <style:style style:name="P30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0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08" style:parent-style-name="Normal" style:family="paragraph">
      <style:paragraph-properties fo:text-align="justify"/>
    </style:style>
    <style:style style:name="T30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11" style:parent-style-name="DefaultParagraphFont" style:family="text">
      <style:text-properties style:font-name="Liberation Serif" style:font-name-complex="Liberation Serif" fo:font-size="12pt" style:font-size-asian="12pt" style:font-size-complex="12pt" fo:language="en" fo:country="GB"/>
    </style:style>
    <style:style style:name="P312" style:parent-style-name="Normal" style:family="paragraph">
      <style:paragraph-properties fo:text-align="justify"/>
    </style:style>
    <style:style style:name="T31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4" style:parent-style-name="DefaultParagraphFont" style:family="text">
      <style:text-properties style:font-name="Liberation Serif" style:font-name-complex="Liberation Serif" fo:font-size="12pt" style:font-size-asian="12pt" style:font-size-complex="12pt" fo:language="en" fo:country="GB"/>
    </style:style>
    <style:style style:name="T31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16" style:parent-style-name="DefaultParagraphFont" style:family="text">
      <style:text-properties style:font-name="Liberation Serif" style:font-name-complex="Liberation Serif" fo:font-size="12pt" style:font-size-asian="12pt" style:font-size-complex="12pt" fo:language="en" fo:country="GB"/>
    </style:style>
    <style:style style:name="P317" style:parent-style-name="Normal" style:family="paragraph">
      <style:paragraph-properties fo:text-align="justify"/>
    </style:style>
    <style:style style:name="T31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9" style:parent-style-name="DefaultParagraphFont" style:family="text">
      <style:text-properties style:font-name="Liberation Serif" style:font-name-complex="Liberation Serif" fo:font-size="12pt" style:font-size-asian="12pt" style:font-size-complex="12pt" fo:language="en" fo:country="GB"/>
    </style:style>
    <style:style style:name="T32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1"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and readapted 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VariablesCorrelation): a class defining the correlation that should be between the variables.</text:span></text:p>
      <text:p text:style-name="P128"><text:span text:style-name="T129">Pattern</text:span><text:span text:style-name="T130"><text:s/>(VariablesPattern) a class representing a trend where, in the individual’s mind, two variables tend to occur together frequently in a situation, an event or an activity.</text:span></text:p>
      <text:p text:style-name="P131"><text:bookmark-start text:name="_Hlk158974371"/><text:span text:style-name="T132">Perception<text:s/></text:span><text:span text:style-name="T133">(TrendPerception</text:span><text:span text:style-name="T134">)</text:span><text:span text:style-name="T135">: Represents the cognitive process by which individuals perceive a<text:s/></text:span><text:bookmark-end text:name="_Hlk158974371"/><text:span text:style-name="T136">potential trend in a situation, event or activity.</text:span></text:p>
      <text:p text:style-name="P137"><text:span text:style-name="T138">Activity<text:s/></text:span><text:span text:style-name="T139">(Baseball Match): A class representing the activity affected by or in which is involved a cognitive process.</text:span></text:p>
      <text:p text:style-name="P140"/>
      <text:p text:style-name="P141"><text:span text:style-name="T142">Properties</text:span><text:span text:style-name="T143">: Most of the properties of the Illusory Correlation bias have been first extracted using chat GTP and then readapted considering the content ODPs in the “Used content ODP section”.</text:span></text:p>
      <text:p text:style-name="P144"><text:span text:style-name="T145">1)</text:span><text:span text:style-name="T146">isPerceivedAs</text:span><text:span text:style-name="T147">: a property that links the cognitive process of being aware of something like a trend in activity and what is perceived as part of the trend.</text:span></text:p>
      <text:p text:style-name="P148"><text:span text:style-name="T149">2)<text:s/></text:span><text:span text:style-name="T150">hasEffect:</text:span><text:span text:style-name="T151"><text:s/>a property linking a perceived correlation between the variables and the illusory effect that this produce.</text:span></text:p>
      <text:p text:style-name="P152"/>
      <text:p text:style-name="P153"/>
      <text:p text:style-name="P154"/>
      <text:p text:style-name="P155">Competency Questions</text:p>
      <text:p text:style-name="P156"><text:span text:style-name="T157">1)<text:s/></text:span><text:span text:style-name="T158">What he baseball player started to notice during his winning streaks?</text:span></text:p>
      <text:p text:style-name="P159">He started to notice a peculiar trend.</text:p>
      <text:p text:style-name="P160"><text:span text:style-name="T161">SELECT<text:s/></text:span><text:span text:style-name="T162">?agent</text:span></text:p>
      <text:p text:style-name="P163"><text:span text:style-name="T164"><text:tab/></text:span><text:span text:style-name="T165">WHERE</text:span><text:span text:style-name="T166"><text:s/></text:span><text:span text:style-name="T167">{</text:span><text:span text:style-name="T168">?agent</text:span><text:span text:style-name="T169"><text:s/></text:span><text:span text:style-name="T170">rdf:type</text:span><text:span text:style-name="T171"><text:s/>fs:People;</text:span></text:p>
      <text:p text:style-name="P172"><text:span text:style-name="T173"><text:tab/></text:span><text:span text:style-name="T174"><text:tab/></text:span><text:span text:style-name="T175">term:isEngagedIn<text:s/></text:span><text:span text:style-name="T176">?engagement</text:span><text:span text:style-name="T177">.</text:span><text:span text:style-name="T178"><text:s/>}</text:span></text:p>
      <text:p text:style-name="P179"/>
      <text:p text:style-name="P180"/>
      <text:p text:style-name="P181"><text:span text:style-name="T182">2)</text:span><text:span text:style-name="T183">What he notices after wearing for a while the socks?</text:span></text:p>
      <text:p text:style-name="P184">He started to realize that there might be a correlation between socks and victories of his team.</text:p>
      <text:p text:style-name="P185">Select ?CorrelationEffect<text:s/></text:p>
      <text:p text:style-name="P186"><text:tab/><text:tab/>WHERE {?socks terms:producesObservation ?CorrelationEffect.</text:p>
      <text:p text:style-name="P187"><text:tab/><text:tab/><text:tab/><text:tab/>?Victories terms:producesObservation ?CorrelationEffect.</text:p>
      <text:p text:style-name="P188"><text:tab/><text:tab/><text:tab/><text:tab/>?CorrelationEffect terms:isReflectionOn ? fs:BecomingAware</text:p>
      <text:p text:style-name="P189"/>
      <text:p text:style-name="P190">}</text:p>
      <text:p text:style-name="P191"/>
      <text:p text:style-name="P192"><text:span text:style-name="T193">3)<text:s/></text:span><text:span text:style-name="T194">What are the elements that characterize the pattern of the trend noticed by the player?</text:span></text:p>
      <text:p text:style-name="P195">The elements are a pair of socks and the victories obtained while wearing them.</text:p>
      <text:p text:style-name="P196"><text:span text:style-name="T197">SELECT<text:s/></text:span><text:span text:style-name="T198">?variables</text:span></text:p>
      <text:p text:style-name="P199"><text:span text:style-name="T200">WHERE</text:span><text:span text:style-name="T201"><text:s/>{</text:span><text:span text:style-name="T202">?variables</text:span><text:span text:style-name="T203"><text:s/></text:span><text:span text:style-name="T204">partof:isPartOf<text:s/></text:span><text:span text:style-name="T205">?Pattern</text:span><text:span text:style-name="T206"><text:s/></text:span><text:span text:style-name="T207">}</text:span></text:p>
      <text:p text:style-name="P208"/>
      <text:p text:style-name="P209"><text:span text:style-name="T210"><draw:frame draw:style-name="a0" draw:name="Picture 1" text:anchor-type="as-char" svg:x="0in" svg:y="0in" svg:width="6.69306in" svg:height="0.37292in" style:rel-width="scale" style:rel-height="scale"><draw:image xlink:href="media/image1.png" xlink:type="simple" xlink:show="embed" xlink:actuate="onLoad"/><svg:title/><svg:desc/></draw:frame></text:span></text:p>
      <text:p text:style-name="P211"/>
      <text:p text:style-name="P212"/>
      <text:p text:style-name="P213"/>
      <text:p text:style-name="P214"><text:bookmark-start text:name="_Hlk158978469"/><text:span text:style-name="T215">Key Concepts</text:span></text:p>
      <text:p text:style-name="P216"><text:bookmark-end text:name="_Hlk158978469"/>Correlation</text:p>
      <text:p text:style-name="P217">Individual</text:p>
      <text:p text:style-name="P218">Relationship</text:p>
      <text:p text:style-name="P219">Belief</text:p>
      <text:soft-page-break/>
      <text:p text:style-name="P220">Pattern</text:p>
      <text:p text:style-name="P221">Variable</text:p>
      <text:p text:style-name="P222">Sequence</text:p>
      <text:p text:style-name="P223">Situation</text:p>
      <text:p text:style-name="P224">Association</text:p>
      <text:p text:style-name="P225">Bias</text:p>
      <text:p text:style-name="P226">Activity</text:p>
      <text:p text:style-name="P227">Event</text:p>
      <text:p text:style-name="P228">Chosen Framster Frames</text:p>
      <text:p text:style-name="P229"/>
      <text:p text:style-name="Normal"><text:span text:style-name="T230">These are the framster frames used for the alignment of the ontology ‘s classes:</text:span><text:span text:style-name="T231"><text:s/></text:span></text:p>
      <text:p text:style-name="P232"><text:span text:style-name="T233">Activity<text:s/></text:span><text:span text:style-name="T234">(</text:span><text:a xlink:href="https://w3id.org/framester/data/framestercore/Activity" office:target-frame-name="_top" xlink:show="replace"><text:span text:style-name="T235">https://w3id.org/framester/data/framestercore/Activity</text:span></text:a><text:span text:style-name="T236">)</text:span></text:p>
      <text:p text:style-name="P237">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38">Activity(Baseball_Match)=&gt;fs:Activity</text:span><text:span text:style-name="T239">.</text:span></text:p>
      <text:p text:style-name="P240"/>
      <text:p text:style-name="P241"/>
      <text:p text:style-name="Normal"><text:span text:style-name="T242">BecomingAware</text:span><text:span text:style-name="T243"><text:s/>(</text:span><text:span text:style-name="T244">https://w3id.org/framester/data/framestercore/BecomingAware</text:span><text:span text:style-name="T245">)</text:span></text:p>
      <text:p text:style-name="P246">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247">Perception=&gt;fs:BecomingAware</text:p>
      <text:p text:style-name="P248"/>
      <text:p text:style-name="Normal"><text:span text:style-name="T249">CognitiveConnection<text:s/></text:span><text:span text:style-name="T250">(https://w3id.org/framester/data/framestercore/CognitiveConnection)</text:span></text:p>
      <text:p text:style-name="Normal"><text:span text:style-name="T251">A concept, Concept_1, is related causally or collocationally to another concept, Concept_2, by means of some Evidence. They may be related only under certain Circumstances or from a certain<text:s/></text:span><text:soft-page-break/><text:span text:style-name="T252">Point_of_view. The two concepts may be expressed collectively as associated Concepts. Any cognizer is deprofiled.</text:span></text:p>
      <text:p text:style-name="P253">CorrelationRelationship (Variables Correlation)=&gt;fs:CognitiveConnection</text:p>
      <text:p text:style-name="P254"/>
      <text:p text:style-name="P255"><text:span text:style-name="T256">Pattern<text:s/></text:span><text:span text:style-name="T257">(https://w3id.org/framester/data/framestercore/Pattern)</text:span></text:p>
      <text:p text:style-name="P258">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59">Pattern=&gt;fs:Pattern</text:p>
      <text:p text:style-name="P260"/>
      <text:p text:style-name="P261"><text:bookmark-start text:name="_Hlk160366714"/><text:span text:style-name="T262">People (</text:span><text:span text:style-name="T263">https://w3id.org/framester/data/framestercore/People</text:span><text:span text:style-name="T264">)</text:span></text:p>
      <text:p text:style-name="P265">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66"><text:span text:style-name="T267">Person(BaseballPlayer)=&gt; fs:Player=&gt;rdfs:subClassOf fs:People</text:span></text:p>
      <text:p text:style-name="P268"><text:bookmark-end text:name="_Hlk160366714"/></text:p>
      <text:p text:style-name="P269"/>
      <text:p text:style-name="P270"><text:span text:style-name="T271">Entities used from other resources:</text:span></text:p>
      <text:p text:style-name="P272">Dbpedia<text:s/></text:p>
      <text:p text:style-name="P273"><text:span text:style-name="T274">Dbr:Illusion (</text:span><text:span text:style-name="T275">https://dbpedia.org/page/Illusion</text:span><text:span text:style-name="T276">)</text:span></text:p>
      <text:p text:style-name="P277">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78"/>
      <text:p text:style-name="P279"/>
      <text:p text:style-name="P280"/>
      <text:p text:style-name="P281"/>
      <text:p text:style-name="P282"/>
      <text:soft-page-break/>
      <text:p text:style-name="P283"><text:span text:style-name="T284">Used Content ODPs<text:s/></text:span></text:p>
      <text:p text:style-name="P285"><text:span text:style-name="T286">The following represent the Content Ontology Design Patterns adopted to model the Illusory of Correlation Ontology. Most of these ODP’s classes and properties have been used and combined together during the modeling process.</text:span></text:p>
      <text:p text:style-name="P287"/>
      <text:p text:style-name="P288"/>
      <text:p text:style-name="P289">Experience and Observation</text:p>
      <text:p text:style-name="P290">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91"><text:span text:style-name="T292">(</text:span><text:a xlink:href="http://ontologydesignpatterns.org/wiki/Submissions:Experience_%26_Observation" office:target-frame-name="_top" xlink:show="replace"><text:span text:style-name="T293">http://ontologydesignpatterns.org/wiki/Submissions:Experience_%26_Observation</text:span></text:a><text:span text:style-name="T294">)</text:span></text:p>
      <text:p text:style-name="P295"/>
      <text:p text:style-name="P296"><text:span text:style-name="T297">Part Of</text:span></text:p>
      <text:p text:style-name="P298"><text:span text:style-name="T299">To represents entities and their parts.</text:span></text:p>
      <text:p text:style-name="P300"><text:span text:style-name="T301">(</text:span><text:a xlink:href="http://ontologydesignpatterns.org/wiki/Submissions:PartOf" office:target-frame-name="_top" xlink:show="replace"><text:span text:style-name="T302">http://ontologydesignpatterns.org/wiki/Submissions:PartOf</text:span></text:a><text:span text:style-name="T303">)</text:span></text:p>
      <text:p text:style-name="P304"/>
      <text:p text:style-name="P305"/>
      <text:p text:style-name="P306">Bibliograpy</text:p>
      <text:p text:style-name="P307">Following resources have been used to have a better understanding of the Illusory of Correlation Bias</text:p>
      <text:p text:style-name="P308"><text:span text:style-name="T309">Wikipedia,<text:s/></text:span><text:span text:style-name="T310">Illusory of Correlation</text:span><text:span text:style-name="T311">, https://en.wikipedia.org/wiki/Illusory_correlation</text:span></text:p>
      <text:p text:style-name="P312"><text:span text:style-name="T313">David L. Hamilton, Robert K. Gifford</text:span><text:span text:style-name="T314">,<text:s/></text:span><text:span text:style-name="T315">Illusory correlation in interpersonal perception: A cognitive basis of stereotypic judgments,</text:span><text:span text:style-name="T316"><text:s/>in Journal of Experimental Social Psychology, Volume 12, Issue 4, 1976, pp. 392-407.</text:span></text:p>
      <text:p text:style-name="P317"><text:span text:style-name="T318">Carter, Rachel A</text:span><text:span text:style-name="T319">.,<text:s/></text:span><text:span text:style-name="T320">Illusory correlation and perceived criminality</text:span><text:span text:style-name="T321">.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5T11:17:00Z</dc:date>
    <meta:template xlink:href="Normal.dotm" xlink:type="simple"/>
    <meta:editing-cycles>51</meta:editing-cycles>
    <meta:editing-duration>PT125100S</meta:editing-duration>
    <meta:document-statistic meta:page-count="6" meta:paragraph-count="26" meta:word-count="1982" meta:character-count="13256" meta:row-count="94" meta:non-whitespace-character-count="11300"/>
  </office:meta>
</office:document-meta>
</file>